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WPC', 'Segoe UI', system-ui, Ubuntu, 'Droid Sans', sans-serif"/>
    <style:font-face style:name="var vscode-editor-font-family" svg:font-family="'var vscode-editor-font-family', 'SF Mono', Monaco, Menlo, Consolas, 'Ubuntu Mono', 'Liberation Mono', 'DejaVu Sans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officeooo:rsid="001e2679" officeooo:paragraph-rsid="001e2679" style:font-size-asian="22pt" style:font-size-complex="22pt"/>
    </style:style>
    <style:style style:name="P3" style:family="paragraph" style:parent-style-name="Standard">
      <style:paragraph-properties fo:text-align="start" style:justify-single-word="false"/>
      <style:text-properties fo:font-size="12pt" officeooo:rsid="002072a8" officeooo:paragraph-rsid="002072a8" style:font-size-asian="10.5pt" style:font-size-complex="12pt"/>
    </style:style>
    <style:style style:name="P4" style:family="paragraph" style:parent-style-name="Standard">
      <style:paragraph-properties fo:text-align="start" style:justify-single-word="false"/>
      <style:text-properties fo:font-size="12pt" fo:font-style="italic" fo:font-weight="bold" officeooo:rsid="002072a8" officeooo:paragraph-rsid="002072a8" style:font-size-asian="10.5pt" style:font-style-asian="italic" style:font-weight-asian="bold" style:font-size-complex="12pt" style:font-style-complex="italic" style:font-weight-complex="bold"/>
    </style:style>
    <style:style style:name="P5" style:family="paragraph" style:parent-style-name="Standard">
      <style:paragraph-properties fo:text-align="start" style:justify-single-word="false"/>
      <style:text-properties fo:font-size="12pt" fo:font-weight="bold" officeooo:rsid="002072a8" officeooo:paragraph-rsid="002072a8"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729fcf" fo:font-size="12pt" fo:font-style="italic" officeooo:rsid="002072a8" officeooo:paragraph-rsid="002072a8" style:font-size-asian="10.5pt" style:font-style-asian="italic" style:font-size-complex="12pt" style:font-style-complex="italic"/>
    </style:style>
    <style:style style:name="P7" style:family="paragraph" style:parent-style-name="Standard">
      <style:paragraph-properties fo:text-align="start" style:justify-single-word="false"/>
      <style:text-properties fo:color="#729fcf" fo:font-size="12pt" officeooo:rsid="002072a8" officeooo:paragraph-rsid="002072a8" style:font-size-asian="10.5pt" style:font-size-complex="12pt"/>
    </style:style>
    <style:style style:name="P8" style:family="paragraph" style:parent-style-name="Standard">
      <style:paragraph-properties fo:text-align="center" style:justify-single-word="false" fo:break-before="page"/>
      <style:text-properties fo:font-size="18pt" officeooo:rsid="002072a8" officeooo:paragraph-rsid="002072a8" style:font-size-asian="15.75pt" style:font-size-complex="18pt"/>
    </style:style>
    <style:style style:name="P9" style:family="paragraph" style:parent-style-name="Standard">
      <style:paragraph-properties fo:text-align="start" style:justify-single-word="false"/>
      <style:text-properties fo:font-size="12pt" officeooo:rsid="002072a8" officeooo:paragraph-rsid="002072a8" style:font-size-asian="10.5pt" style:font-size-complex="12pt"/>
    </style:style>
    <style:style style:name="P10" style:family="paragraph" style:parent-style-name="Standard">
      <style:paragraph-properties fo:text-align="start" style:justify-single-word="false"/>
      <style:text-properties fo:font-size="12pt" officeooo:rsid="002072a8" officeooo:paragraph-rsid="0022d5b3" style:font-size-asian="10.5pt" style:font-size-complex="12pt"/>
    </style:style>
    <style:style style:name="P11" style:family="paragraph" style:parent-style-name="Standard">
      <style:paragraph-properties fo:text-align="start" style:justify-single-word="false"/>
      <style:text-properties fo:font-size="12pt" officeooo:rsid="002072a8" officeooo:paragraph-rsid="0023cf14" style:font-size-asian="10.5pt" style:font-size-complex="12pt"/>
    </style:style>
    <style:style style:name="P12" style:family="paragraph" style:parent-style-name="Standard">
      <style:paragraph-properties fo:text-align="start" style:justify-single-word="false"/>
      <style:text-properties fo:color="#000000" style:font-name="Liberation Serif" fo:font-size="12pt" officeooo:rsid="002072a8" officeooo:paragraph-rsid="002072a8" style:font-size-asian="10.5pt" style:font-size-complex="12pt"/>
    </style:style>
    <style:style style:name="P13" style:family="paragraph" style:parent-style-name="Standard">
      <style:paragraph-properties fo:text-align="start" style:justify-single-word="false"/>
      <style:text-properties style:font-name="Liberation Serif" fo:font-size="12pt" officeooo:rsid="002072a8" officeooo:paragraph-rsid="002072a8" style:font-size-asian="10.5pt" style:font-size-complex="12pt"/>
    </style:style>
    <style:style style:name="P14" style:family="paragraph" style:parent-style-name="Standard">
      <style:paragraph-properties fo:text-align="start" style:justify-single-word="false"/>
      <style:text-properties fo:color="#729fcf" fo:font-size="12pt" officeooo:rsid="002072a8" officeooo:paragraph-rsid="002072a8" style:font-size-asian="10.5pt" style:font-size-complex="12pt"/>
    </style:style>
    <style:style style:name="P15" style:family="paragraph" style:parent-style-name="Standard">
      <style:paragraph-properties fo:text-align="start" style:justify-single-word="false"/>
      <style:text-properties fo:color="#729fcf" fo:font-size="12pt" officeooo:rsid="002072a8" officeooo:paragraph-rsid="0022d5b3" style:font-size-asian="10.5pt" style:font-size-complex="12pt"/>
    </style:style>
    <style:style style:name="P1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2072a8" officeooo:paragraph-rsid="0022d5b3" style:font-size-asian="10.5pt" style:font-size-complex="12pt"/>
    </style:style>
    <style:style style:name="P17"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23cf14" officeooo:paragraph-rsid="0023cf14" style:font-size-asian="10.5pt" style:font-size-complex="12pt"/>
    </style:style>
    <style:style style:name="P18" style:family="paragraph" style:parent-style-name="Text_20_body">
      <style:paragraph-properties fo:text-align="start" style:justify-single-word="false"/>
      <style:text-properties fo:font-variant="normal" fo:text-transform="none" fo:color="#729fcf" style:font-name="Liberation Serif" fo:font-size="12pt" fo:letter-spacing="normal" fo:font-style="normal" fo:font-weight="normal" officeooo:rsid="002072a8" officeooo:paragraph-rsid="0022d5b3" style:font-size-asian="10.5pt" style:font-size-complex="12pt"/>
    </style:style>
    <style:style style:name="P19" style:family="paragraph" style:parent-style-name="Text_20_body">
      <style:paragraph-properties fo:text-align="start" style:justify-single-word="false"/>
      <style:text-properties officeooo:paragraph-rsid="0022d5b3"/>
    </style:style>
    <style:style style:name="P20" style:family="paragraph" style:parent-style-name="Text_20_body" style:list-style-name="L1">
      <style:paragraph-properties fo:margin-top="0cm" fo:margin-bottom="0.247cm" loext:contextual-spacing="false" fo:orphans="2" fo:widows="2"/>
    </style:style>
    <style:style style:name="T1" style:family="text">
      <style:text-properties style:text-underline-style="solid" style:text-underline-width="auto" style:text-underline-color="font-color"/>
    </style:style>
    <style:style style:name="T2" style:family="text">
      <style:text-properties style:text-line-through-style="none" style:text-line-through-type="none" style:text-underline-style="solid" style:text-underline-width="auto" style:text-underline-color="font-color" fo:font-weight="normal" style:font-weight-asian="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variant="normal" fo:text-transform="none" fo:color="#000000" style:font-name="Liberation Serif" fo:font-size="12pt" fo:letter-spacing="normal" fo:font-style="normal" fo:font-weight="normal" officeooo:rsid="002072a8" style:font-size-asian="10.5pt" style:font-size-complex="12pt"/>
    </style:style>
    <style:style style:name="T5" style:family="text">
      <style:text-properties fo:font-variant="normal" fo:text-transform="none" fo:color="#000000" style:font-name="Liberation Serif" fo:font-size="12pt" fo:letter-spacing="normal" fo:font-style="normal" fo:font-weight="normal" officeooo:rsid="0022d5b3" style:font-size-asian="10.5pt" style:font-size-complex="12pt"/>
    </style:style>
    <style:style style:name="T6" style:family="text">
      <style:text-properties fo:color="#000000"/>
    </style:style>
    <style:style style:name="T7" style:family="text">
      <style:text-properties fo:color="#000000" officeooo:rsid="0022d5b3"/>
    </style:style>
    <style:style style:name="T8" style:family="text">
      <style:text-properties officeooo:rsid="0022d5b3"/>
    </style:style>
    <style:style style:name="T9" style:family="text">
      <style:text-properties fo:color="#729fcf"/>
    </style:style>
    <style:style style:name="T10" style:family="text">
      <style:text-properties fo:color="#729fcf" officeooo:rsid="0022d5b3"/>
    </style:style>
    <style:style style:name="T11" style:family="text">
      <style:text-properties officeooo:rsid="0023cf14"/>
    </style:style>
    <style:style style:name="T12" style:family="text">
      <style:text-properties officeooo:rsid="00252dcb"/>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ompte Rendu Projet C++</text:p>
      <text:p text:style-name="P2">RAVENDRAN Preanthy</text:p>
      <text:p text:style-name="P2">Groupe 2</text:p>
      <text:p text:style-name="P8">Task 0</text:p>
      <text:p text:style-name="P3"/>
      <text:p text:style-name="P6">Allez dans le fichier tower_sim.cpp et rechercher la fonction responsable des inputs du programme.</text:p>
      <text:p text:style-name="P3">La méthode responsable des inputs est void TowerSimulation::create_keystrokes() const.</text:p>
      <text:p text:style-name="P3"/>
      <text:p text:style-name="P6">Sur quelle touche faut-il appuyer pour ajouter un avion ?</text:p>
      <text:p text:style-name="P3">Pour ajouter un avion, il faut appuyer sur la touche 'C'.</text:p>
      <text:p text:style-name="P3"/>
      <text:p text:style-name="P6">Comment faire pour quitter le programme ?</text:p>
      <text:p text:style-name="P3">Pour quitter le programme, il faut appuyer sur la touche 'X' ou ‘Q’.</text:p>
      <text:p text:style-name="P3"/>
      <text:p text:style-name="P6">A quoi sert la touche 'F' ?</text:p>
      <text:p text:style-name="P3">La touche 'F' sert à mettre ou à enlever la fenêtre du mode plein écran.</text:p>
      <text:p text:style-name="P3"/>
      <text:p text:style-name="P6">Ajoutez un avion à la simulation et attendez.</text:p>
      <text:p text:style-name="P6">Que est le comportement de l'avion ?</text:p>
      <text:p text:style-name="P3">L'avion atterit, il va sur la case blanche, attend et redécol<text:span text:style-name="T11">l</text:span>e puis il vole en attendant d'effectuer une</text:p>
      <text:p text:style-name="P3">nouvelle fois ses opérations en boucle.</text:p>
      <text:p text:style-name="P3"/>
      <text:p text:style-name="P6">Quelles informations s'affichent dans la console ?</text:p>
      <text:p text:style-name="P3">Dans la console, on voit le nom de l'avion qui atterrit, lorsque qu'il arrive à sa base, lorsqu'il est près</text:p>
      <text:p text:style-name="P3">à repartir et lorsqu'il a décollé.</text:p>
      <text:p text:style-name="P3"/>
      <text:p text:style-name="P6">Ajoutez maintenant quatre avions d'un coup dans la simulation.</text:p>
      <text:p text:style-name="P6">Que fait chacun des avions ?</text:p>
      <text:p text:style-name="P3">Lorsque l'on lance quatres avions, on voit qu'ils ne peuvent aller que trois par trois sur le plateau vu</text:p>
      <text:p text:style-name="P3">qu'il n'y a que trois terminaux. En attendant qu'il y ait de la place, il continue de tourner autour du</text:p>
      <text:p text:style-name="P3">plateau.</text:p>
      <text:p text:style-name="P3"/>
      <text:p text:style-name="P4">Analyse du code</text:p>
      <text:p text:style-name="P3"/>
      <text:p text:style-name="P6">Listez les classes du programme à la racine du dossier src/.</text:p>
      <text:p text:style-name="P6">Pour chacune d'entre elle, expliquez ce qu'elle représente et son rôle dans le programme.</text:p>
      <text:p text:style-name="P3"><text:span text:style-name="T2">Displayable</text:span> → Classe abstraite qui regroupe les méthodes qui permettront d'afficher les objets et de</text:p>
      <text:p text:style-name="P3">les trier suivant la coordonné z.</text:p>
      <text:p text:style-name="P3"><text:span text:style-name="T1">DynamicObject</text:span> → Classe abstraite qui d'occuper de tout les objets qui peuvent bouger.</text:p>
      <text:p text:style-name="P3"><text:span text:style-name="T1">Image</text:span> → Classe qui s'occupe des images (longueur, largeur, taille pixel, données ..)</text:p>
      <text:p text:style-name="P3"><text:span text:style-name="T1">MediaPath</text:span> → Classe qui permet d'avoir accès aux images.</text:p>
      <text:p text:style-name="P3"><text:span text:style-name="T1">Terminal</text:span> → Classe qui gère le terminal, stocke l'avion courant qu'il a et le supprime lorsqu'il s'en</text:p>
      <text:p text:style-name="P11">va, il peut contenir un avion à la fois maximum. (public GL::DynamicObject)</text:p>
      <text:p text:style-name="P11"><text:span text:style-name="T1">Aircraft</text:span> -&gt; Classe qui représente un avion. Il pourra être afficher et il pourra bouger. (public</text:p>
      <text:p text:style-name="P3">GL::Displayable, public GL::DynamicObject)</text:p>
      <text:p text:style-name="P3"><text:span text:style-name="T1">Airport</text:span> → Classe qui gère l'aéroport avec son AirportType, ses terminals et sa tower.</text:p>
      <text:p text:style-name="P3"><text:span text:style-name="T1">AirportType</text:span> → Classe qui contient tout les information sur un aéroport. (crossing_pos,</text:p>
      <text:p text:style-name="P3">gateway_pos, terminal_pos, runways)</text:p>
      <text:p text:style-name="P3"><text:span text:style-name="T1">Tower</text:span> → Classe qui représente le comportement de la tour de contrôle. Gérer si un avion est atterrit,</text:p>
      <text:p text:style-name="P3">si il peut atterir (avec la fonction getInstruction get_instruction).</text:p>
      <text:p text:style-name="P3"><text:span text:style-name="T1">TowerSimulation</text:span> → Classe qui s'occupe de simuler notre programme avec la création des aéroports,</text:p>
      <text:p text:style-name="P3">des avions…</text:p>
      <text:p text:style-name="P3"/>
      <text:p text:style-name="P3"><text:soft-page-break/><text:span text:style-name="T1">Waypoint</text:span> → Classe qui représente les points de cheminements. Permet de savoir si un avion est dans les airs ou dans un terminal. (public Point3D)</text:p>
      <text:p text:style-name="P3">(Geometry.hpp contient Point2D et Point3D.)</text:p>
      <text:p text:style-name="P3"/>
      <text:p text:style-name="P7">Pour les classes `Tower`, `Aircaft`, `Airport` et `Terminal`, listez leurs fonctions-membre publiques</text:p>
      <text:p text:style-name="P7">et expliquez précisément à quoi elles servent.</text:p>
      <text:p text:style-name="P3"/>
      <text:p text:style-name="P3"><text:span text:style-name="T3">Tower</text:span>:</text:p>
      <text:p text:style-name="P3">WaypointQueue get_instructions(Aircraft&amp; aircraft);</text:p>
      <text:p text:style-name="P3">Donne les instructions en fonctions de ou est l'avion et de ce qu'il veut faire.</text:p>
      <text:p text:style-name="P3">void arrived_at_terminal(const Aircraft&amp; aircraft);</text:p>
      <text:p text:style-name="P3">Permet de lancer le service lorsque l'avion arrive sur un terminal.</text:p>
      <text:p text:style-name="P3"/>
      <text:p text:style-name="P3"><text:span text:style-name="T3">Aircraft</text:span>:</text:p>
      <text:p text:style-name="P3">const std::string&amp; get_flight_num() const;</text:p>
      <text:p text:style-name="P3">Permet de récupérer le numéro de vol de l'avion.</text:p>
      <text:p text:style-name="P3">float distance_to(const Point3D&amp; p) const;</text:p>
      <text:p text:style-name="P3">Permet de calculer la distance entre le point p en paramètre et la positionde l'avion.</text:p>
      <text:p text:style-name="P3">void display() const override;</text:p>
      <text:p text:style-name="P3">Permet d'afficher l'avion.</text:p>
      <text:p text:style-name="P3">void move() override;</text:p>
      <text:p text:style-name="P3">Permet de s'occuper du déplacement en fonction de ce qu'il fait ou ce qu'il peut faire.</text:p>
      <text:p text:style-name="P3"/>
      <text:p text:style-name="P3"><text:span text:style-name="T3">Airport</text:span>:</text:p>
      <text:p text:style-name="P3">Tower&amp; get_tower();</text:p>
      <text:p text:style-name="P3">Permet de récupérer la tour qui s'occupe de l'aéroport.</text:p>
      <text:p text:style-name="P3">void display() const override;</text:p>
      <text:p text:style-name="P3">Permet d'afficher l'aéroport.void move() override;</text:p>
      <text:p text:style-name="P3">Appele la fonction move pour chacun des terminals de l'aéroport.</text:p>
      <text:p text:style-name="P3"/>
      <text:p text:style-name="P3"><text:span text:style-name="T3">Terminal</text:span>:</text:p>
      <text:p text:style-name="P3">bool in_use() const;</text:p>
      <text:p text:style-name="P3">Permet de voir si il y a un avion sur le terminal ou si il est libre.</text:p>
      <text:p text:style-name="P3">bool is_servicing() const;</text:p>
      <text:p text:style-name="P3">Permet de savoir si un terminal est en service.</text:p>
      <text:p text:style-name="P3">void assign_craft(const Aircraft&amp; aircraft);</text:p>
      <text:p text:style-name="P3">Permet d'assigner un avion à un terminal.</text:p>
      <text:p text:style-name="P3">void start_service(const Aircraft&amp; aircraft);</text:p>
      <text:p text:style-name="P3">Fonction qui indique le démarage du service d'un avion et initialise la progression du serive à 0.</text:p>
      <text:p text:style-name="P3">void finish_service();</text:p>
      <text:p text:style-name="P3">Permet de libérer a place s'il il n'y a plus d'avion dans le terminal et d'anoncer avec un message que</text:p>
      <text:p text:style-name="P3">le service est fini pour l'avion qui vient de partir.</text:p>
      <text:p text:style-name="P3">void move() override;</text:p>
      <text:p text:style-name="P3">Cette fonction avance le service de l'avion.</text:p>
      <text:p text:style-name="P3"/>
      <text:p text:style-name="P7">Réalisez ensuite un schéma entre ces différentes classes pour illustrer comment elles interagissent</text:p>
      <text:p text:style-name="P7">ensemble.</text:p>
      <text:p text:style-name="P3"/>
      <text:p text:style-name="P3"/>
      <text:p text:style-name="P3"/>
      <text:p text:style-name="P3"/>
      <text:p text:style-name="P3"/>
      <text:p text:style-name="P3"><text:soft-page-break/></text:p>
      <text:p text:style-name="P7">Quelles classes et fonctions sont impliquées dans la génération du chemin d'un avion ?</text:p>
      <text:p text:style-name="P3">Les classes impliqués dans la génération du chemin d'avion sont Aircraft, Tower et Waypoint. La</text:p>
      <text:p text:style-name="P3">fonction qui gère le chemin de l'avion est Tower::get_instructions(Aircraft&amp; aircraft), donc toute les</text:p>
      <text:p text:style-name="P3">fonctions appelé dedans gère le déplacement d'un avion.</text:p>
      <text:p text:style-name="P3"/>
      <text:p text:style-name="P7">Quel conteneur de la librairie standard a été choisi pour représenter le chemin ?</text:p>
      <text:p text:style-name="P7">Expliquez pourquoi ce choix a été fait.</text:p>
      <text:p text:style-name="P3">using WaypointQueue = std::deque&lt;Waypoint&gt;;</text:p>
      <text:p text:style-name="P3">Le conteneur utilisé pour représenter les chemins est std::deque car les opérations utilisées sont en</text:p>
      <text:p text:style-name="P3">complexités constantes.</text:p>
      <text:p text:style-name="P3"/>
      <text:p text:style-name="P5">Bidouillons !</text:p>
      <text:p text:style-name="P7">1) Déterminez à quel endroit du code sont définies les vitesses maximales et accélération de chaque</text:p>
      <text:p text:style-name="P7">avion.</text:p>
      <text:p text:style-name="P3">Les vitesses maximales d'accélération de chaque avion sont défini dans <text:span text:style-name="T12">config.hpp</text:span></text:p>
      <text:p text:style-name="P3"/>
      <text:p text:style-name="P7">2) Identifiez quelle variable contrôle le framerate de la simulation.</text:p>
      <text:p text:style-name="P3">La variable qui gère le framerate de la simulation est la variable ticks_per_sec de la classe</text:p>
      <text:p text:style-name="P10">opengl_interface.hpp.</text:p>
      <text:p text:style-name="P10"/>
      <text:p text:style-name="P15">Ajoutez deux nouveaux inputs au programme permettant d'augmenter ou de diminuer cette valeur.</text:p>
      <text:p text:style-name="P7">Essayez maintenant de mettre en pause le programme en manipulant ce framerate.</text:p>
      <text:p text:style-name="P3">Pour l'augmenter, il faut appuyer sur la touche 'a' et pour le diminuer sur la touche 'z' (voir fichier</text:p>
      <text:p text:style-name="P3">tower_sim.cpp/opengl_interface.cpp).</text:p>
      <text:p text:style-name="P3"/>
      <text:p text:style-name="P3"><text:span text:style-name="T9">Que se passe-t-il ?</text:span></text:p>
      <text:p text:style-name="P3">On ne peux pas mettre la vitesse du framerate. Pour stopper le programme, on peux utiliser un</text:p>
      <text:p text:style-name="P3">booléen.</text:p>
      <text:p text:style-name="P3"/>
      <text:p text:style-name="P7">3) Identifiez quelle variable contrôle le temps de débarquement des avions et doublez-le.</text:p>
      <text:p text:style-name="P3">Dans la classe config.hpp:, c’est la variable const expr unsigned int SERVICE_CYCLES = 40u;</text:p>
      <text:p text:style-name="P3">qui contrôle le temps.</text:p>
      <text:p text:style-name="P13"/>
      <text:p text:style-name="P16"><text:span text:style-name="T10">4) L</text:span><text:span text:style-name="T9">orsqu'un avion a décollé, il réattérit peu de temps après. Faites en sorte qu'à la place, il soit retiré du programme.<text:line-break/>A quel endroit pouvez-vous savoir que l'avion doit être supprimé ?</text:span></text:p>
      <text:p text:style-name="P17">Grâce à la fonction move qui sait quand onn atteint le dernier Waypoint du chemin.</text:p>
      <text:p text:style-name="P18">Pourquoi n'est-il pas sûr de procéder au retrait de l'avion dans cette fonction ? A quel endroit de la callstack pourriez-vous le faire à la place ?</text:p>
      <text:p text:style-name="P18"><text:span text:style-name="T6"><text:line-break/></text:span>Que devez-vous modifier pour transmettre l'information de la première à la seconde fonction ?</text:p>
      <text:p text:style-name="P19"><text:span text:style-name="T5">Ajoutez une fonction timer() dans opengl_interface.</text:span></text:p>
      <text:p text:style-name="P19"><text:span text:style-name="T5"/></text:p>
      <text:p text:style-name="P19"><text:span text:style-name="T5">5) </text:span><text:span text:style-name="T4">Lorsqu'un objet de type </text:span><text:span text:style-name="Source_20_Text"><text:span text:style-name="T4">Displayable</text:span></text:span><text:span text:style-name="T4"> est créé, il faut ajouter celui-ci manuellement dans la liste des objets à afficher. Il faut également penser à le supprimer de cette liste avant de le détruire. Faites en sorte que l'ajout et la suppression de </text:span><text:span text:style-name="Source_20_Text"><text:span text:style-name="T4">display_queue</text:span></text:span><text:span text:style-name="T4"> soit "automatiquement gérée" </text:span><text:soft-page-break/><text:span text:style-name="T4">lorsqu'un </text:span><text:span text:style-name="Source_20_Text"><text:span text:style-name="T4">Displayable</text:span></text:span><text:span text:style-name="T4"> est créé ou détruit. Pourquoi n'est-il pas spécialement pertinent d'en faire de même pour </text:span><text:span text:style-name="Source_20_Text"><text:span text:style-name="T4">DynamicObject</text:span></text:span><text:span text:style-name="T4"> ?</text:span></text:p>
      <text:list xml:id="list4213002899" text:style-name="L1">
        <text:list-item>
          <text:p text:style-name="P20"><text:span text:style-name="T4">La tour de contrôle a besoin de stocker pour tout </text:span><text:span text:style-name="Source_20_Text"><text:span text:style-name="T4">Aircraft</text:span></text:span><text:span text:style-name="T4"> le </text:span><text:span text:style-name="Source_20_Text"><text:span text:style-name="T4">Terminal</text:span></text:span><text:span text:style-name="T4"> qui lui est actuellement attribué, afin de pouvoir le libérer une fois que l'avion décolle. Cette information est actuellement enregistrée dans un </text:span><text:span text:style-name="Source_20_Text"><text:span text:style-name="T4">std::vector&lt;std::pair&lt;const Aircraft*, size_t&gt;&gt;</text:span></text:span><text:span text:style-name="T4"> (size_t représentant l'indice du terminal). Cela fait que la recherche du terminal associé à un avion est réalisée en temps linéaire, par rapport au nombre total de terminaux. Cela n'est pas grave tant que ce nombre est petit, mais pour préparer l'avenir, on aimerait bien remplacer le vector par un conteneur qui garantira des opérations efficaces, même s'il y a beaucoup de terminaux.<text:line-break/>Modifiez le code afin d'utiliser un conteneur STL plus adapté. Normalement, à la fin, la fonction </text:span><text:span text:style-name="Source_20_Text"><text:span text:style-name="T4">find_craft_and_terminal(const Aicraft&amp;)</text:span></text:span><text:span text:style-name="T4"> ne devrait plus être nécessaire.</text:span></text:p>
        </text:list-item>
      </text:list>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WPC', 'Segoe UI', system-ui, Ubuntu, 'Droid Sans', sans-serif"/>
    <style:font-face style:name="var vscode-editor-font-family" svg:font-family="'var vscode-editor-font-family', 'SF Mono', Monaco, Menlo, Consolas, 'Ubuntu Mono', 'Liberation Mono', 'DejaVu Sans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21:41:23.577823690</meta:creation-date>
    <meta:editing-duration>PT18M34S</meta:editing-duration>
    <meta:editing-cycles>3</meta:editing-cycles>
    <meta:generator>LibreOffice/6.4.7.2$Linux_X86_64 LibreOffice_project/40$Build-2</meta:generator>
    <dc:date>2022-03-08T09:46:41.831741623</dc:date>
    <meta:document-statistic meta:table-count="0" meta:image-count="0" meta:object-count="0" meta:page-count="5" meta:paragraph-count="116" meta:word-count="1254" meta:character-count="8003" meta:non-whitespace-character-count="6865"/>
  </office:meta>
</office:document-meta>
</file>